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officeooo:rsid="001b4730" officeooo:paragraph-rsid="001b4730" style:font-size-asian="13pt" style:font-name-complex="Liberation Serif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officeooo:rsid="0027f6a3" officeooo:paragraph-rsid="0027f6a3" style:font-size-asian="13pt" style:font-name-complex="Liberation Serif" style:font-size-complex="13pt"/>
    </style:style>
    <style:style style:name="P3" style:family="paragraph" style:parent-style-name="Standard">
      <style:text-properties style:font-name="Liberation Serif" fo:font-size="13pt" officeooo:rsid="00282984" officeooo:paragraph-rsid="0027f6a3" style:font-size-asian="13pt" style:font-name-complex="Liberation Serif" style:font-size-complex="13pt"/>
    </style:style>
    <style:style style:name="P4" style:family="paragraph" style:parent-style-name="Standard">
      <style:text-properties style:font-name="Liberation Serif" fo:font-size="13pt" officeooo:rsid="002021b4" officeooo:paragraph-rsid="0027f6a3" style:font-size-asian="13pt" style:font-name-complex="Liberation Serif" style:font-size-complex="13pt"/>
    </style:style>
    <style:style style:name="P5" style:family="paragraph" style:parent-style-name="Standard">
      <style:text-properties style:font-name="Liberation Serif" fo:font-size="13pt" officeooo:rsid="002021b4" officeooo:paragraph-rsid="002844b3" style:font-size-asian="13pt" style:font-name-complex="Liberation Serif" style:font-size-complex="13pt"/>
    </style:style>
    <style:style style:name="P6" style:family="paragraph" style:parent-style-name="Standard">
      <style:text-properties style:font-name="Liberation Serif" fo:font-size="13pt" officeooo:paragraph-rsid="002b32c9" style:font-size-asian="13pt" style:font-name-complex="Liberation Serif" style:font-size-complex="13pt"/>
    </style:style>
    <style:style style:name="P7" style:family="paragraph" style:parent-style-name="Standard">
      <style:text-properties style:font-name="Liberation Serif" fo:font-size="13pt" officeooo:paragraph-rsid="002b889d" style:font-size-asian="13pt" style:font-name-complex="Liberation Serif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a5ded" officeooo:paragraph-rsid="0025b28e" style:font-size-asian="13pt" style:font-weight-asian="bold" style:font-name-complex="Liberation Serif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7f6a3" officeooo:paragraph-rsid="0027f6a3" style:font-size-asian="13pt" style:font-weight-asian="bold" style:font-name-complex="Liberation Serif" style:font-size-complex="13pt" style:font-weight-complex="bold"/>
    </style:style>
    <style:style style:name="P10" style:family="paragraph" style:parent-style-name="Standard">
      <style:text-properties style:font-name="Liberation Serif" fo:font-size="13pt" fo:font-weight="bold" officeooo:rsid="001b4730" officeooo:paragraph-rsid="001b4730" style:font-size-asian="13pt" style:font-weight-asian="bold" style:font-name-complex="Liberation Serif" style:font-size-complex="13pt" style:font-weight-complex="bold"/>
    </style:style>
    <style:style style:name="P11" style:family="paragraph" style:parent-style-name="Standard">
      <style:text-properties style:font-name="Liberation Serif" fo:font-size="13pt" fo:font-weight="bold" officeooo:paragraph-rsid="002b32c9" style:font-size-asian="13pt" style:font-weight-asian="bold" style:font-name-complex="Liberation Serif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83474" officeooo:paragraph-rsid="0025b28e" style:font-size-asian="13pt" style:font-weight-asian="normal" style:font-name-complex="Liberation Serif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60543" officeooo:paragraph-rsid="00260543" style:font-size-asian="13pt" style:font-weight-asian="normal" style:font-name-complex="Liberation Serif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a5ded" officeooo:paragraph-rsid="0025b28e" style:font-size-asian="13pt" style:font-weight-asian="normal" style:font-name-complex="Liberation Serif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5b28e" officeooo:paragraph-rsid="0025b28e" style:font-size-asian="13pt" style:font-weight-asian="normal" style:font-name-complex="Liberation Serif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89fdd" officeooo:paragraph-rsid="00289fdd" style:font-size-asian="13pt" style:font-weight-asian="normal" style:font-name-complex="Liberation Serif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a1195" officeooo:paragraph-rsid="002a1195" style:font-size-asian="13pt" style:font-weight-asian="normal" style:font-name-complex="Liberation Serif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7f6a3" officeooo:paragraph-rsid="002f2030" style:font-size-asian="13pt" style:font-weight-asian="normal" style:font-name-complex="Liberation Serif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7f6a3" officeooo:paragraph-rsid="0027f6a3" style:font-size-asian="13pt" style:font-weight-asian="normal" style:font-name-complex="Liberation Serif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021b4" officeooo:paragraph-rsid="0027f6a3" style:font-size-asian="13pt" style:font-weight-asian="normal" style:font-name-complex="Liberation Serif" style:font-size-complex="13pt" style:font-weight-complex="normal"/>
    </style:style>
    <style:style style:name="P21" style:family="paragraph" style:parent-style-name="Standard">
      <style:text-properties style:font-name="Liberation Serif" fo:font-size="13pt" fo:font-weight="normal" officeooo:paragraph-rsid="002b32c9" style:font-size-asian="13pt" style:font-weight-asian="normal" style:font-name-complex="Liberation Serif" style:font-size-complex="13pt" style:font-weight-complex="normal"/>
    </style:style>
    <style:style style:name="P22" style:family="paragraph" style:parent-style-name="Standard">
      <style:text-properties style:font-name="Liberation Serif" fo:font-size="13pt" fo:font-weight="normal" officeooo:paragraph-rsid="002b889d" style:font-size-asian="13pt" style:font-weight-asian="normal" style:font-name-complex="Liberation Serif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f2030" officeooo:paragraph-rsid="002f2030" style:font-size-asian="13pt" style:font-weight-asian="normal" style:font-name-complex="Liberation Serif" style:font-size-complex="13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bold" officeooo:rsid="002844b3" officeooo:paragraph-rsid="002844b3" style:font-size-asian="13pt" style:font-weight-asian="bold" style:font-name-complex="Liberation Serif" style:font-size-complex="13pt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bold" officeooo:rsid="002844b3" officeooo:paragraph-rsid="00289fdd" style:font-size-asian="13pt" style:font-weight-asian="bold" style:font-name-complex="Liberation Serif" style:font-size-complex="13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844b3" officeooo:paragraph-rsid="002844b3" style:font-size-asian="13pt" style:font-name-complex="Liberation Serif" style:font-size-complex="13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844b3" officeooo:paragraph-rsid="002b889d" style:font-size-asian="13pt" style:font-name-complex="Liberation Serif" style:font-size-complex="13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844b3" officeooo:paragraph-rsid="002b32c9" style:font-size-asian="13pt" style:font-name-complex="Liberation Serif" style:font-size-complex="13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844b3" officeooo:paragraph-rsid="00289fdd" style:font-size-asian="13pt" style:font-name-complex="Liberation Serif" style:font-size-complex="13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b32c9" officeooo:paragraph-rsid="002b32c9" style:font-size-asian="13pt" style:font-name-complex="Liberation Serif" style:font-size-complex="13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b32c9" officeooo:paragraph-rsid="002f2030" style:font-size-asian="13pt" style:font-name-complex="Liberation Serif" style:font-size-complex="13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paragraph-rsid="002b32c9" style:font-size-asian="13pt" style:font-name-complex="Liberation Serif" style:font-size-complex="13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b32c9" officeooo:paragraph-rsid="002b32c9" style:font-size-asian="13pt" style:font-weight-asian="normal" style:font-name-complex="Liberation Serif" style:font-size-complex="13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b32c9" officeooo:paragraph-rsid="002f2030" style:font-size-asian="13pt" style:font-weight-asian="normal" style:font-name-complex="Liberation Serif" style:font-size-complex="13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b889d" officeooo:paragraph-rsid="002b889d" style:font-size-asian="13pt" style:font-weight-asian="normal" style:font-name-complex="Liberation Serif" style:font-size-complex="13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b889d" officeooo:paragraph-rsid="002f2030" style:font-size-asian="13pt" style:font-weight-asian="normal" style:font-name-complex="Liberation Serif" style:font-size-complex="13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ca194" officeooo:paragraph-rsid="002ca194" style:font-size-asian="13pt" style:font-weight-asian="normal" style:font-name-complex="Liberation Serif" style:font-size-complex="13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normal" officeooo:rsid="002e9dea" officeooo:paragraph-rsid="002e9dea" style:font-size-asian="13pt" style:font-weight-asian="normal" style:font-name-complex="Liberation Serif" style:font-size-complex="13pt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Liberation Serif" fo:font-size="13pt" officeooo:rsid="001b4730" officeooo:paragraph-rsid="001b4730" style:font-size-asian="13pt" style:font-name-complex="Liberation Serif" style:font-size-complex="13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" fo:font-size="13pt" officeooo:rsid="001c9b3b" officeooo:paragraph-rsid="001c9b3b" style:font-size-asian="13pt" style:font-name-complex="Liberation Serif" style:font-size-complex="13pt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Liberation Serif" fo:font-size="13pt" officeooo:rsid="002021b4" officeooo:paragraph-rsid="002021b4" style:font-size-asian="13pt" style:font-name-complex="Liberation Serif" style:font-size-complex="13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021b4" officeooo:paragraph-rsid="002021b4" style:font-size-asian="13pt" style:font-name-complex="Liberation Serif" style:font-size-complex="13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f7604" officeooo:paragraph-rsid="002f7604" style:font-size-asian="13pt" style:font-name-complex="Liberation Serif" style:font-size-complex="13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rsid="002f7604" officeooo:paragraph-rsid="003100f3" style:font-size-asian="13pt" style:font-name-complex="Liberation Serif" style:font-size-complex="13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fo:font-size="13pt" officeooo:paragraph-rsid="002f7604" style:font-size-asian="13pt" style:font-name-complex="Liberation Serif" style:font-size-complex="13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size="13pt" fo:font-weight="bold" officeooo:rsid="002f7604" officeooo:paragraph-rsid="003100f3" style:font-size-asian="13pt" style:font-weight-asian="bold" style:font-name-complex="Liberation Serif" style:font-size-complex="13pt" style:font-weight-complex="bold"/>
    </style:style>
    <style:style style:name="T1" style:family="text">
      <style:text-properties officeooo:rsid="001e2eb6"/>
    </style:style>
    <style:style style:name="T2" style:family="text">
      <style:text-properties officeooo:rsid="00221a27"/>
    </style:style>
    <style:style style:name="T3" style:family="text">
      <style:text-properties officeooo:rsid="00221f06"/>
    </style:style>
    <style:style style:name="T4" style:family="text">
      <style:text-properties officeooo:rsid="000d0149"/>
    </style:style>
    <style:style style:name="T5" style:family="text">
      <style:text-properties officeooo:rsid="000b09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b32c9" style:font-weight-asian="normal" style:font-weight-complex="normal"/>
    </style:style>
    <style:style style:name="T8" style:family="text">
      <style:text-properties fo:font-weight="normal" style:font-name-asian="Times New Roman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f2030" style:font-weight-asian="bold" style:font-weight-complex="bold"/>
    </style:style>
    <style:style style:name="T11" style:family="text">
      <style:text-properties fo:font-weight="bold" officeooo:rsid="002f7604" style:font-weight-asian="bold" style:font-weight-complex="bold"/>
    </style:style>
    <style:style style:name="T12" style:family="text">
      <style:text-properties officeooo:rsid="002844b3"/>
    </style:style>
    <style:style style:name="T13" style:family="text">
      <style:text-properties officeooo:rsid="00289fdd"/>
    </style:style>
    <style:style style:name="T14" style:family="text">
      <style:text-properties officeooo:rsid="002b889d"/>
    </style:style>
    <style:style style:name="T15" style:family="text">
      <style:text-properties officeooo:rsid="002f2030"/>
    </style:style>
    <style:style style:name="T16" style:family="text">
      <style:text-properties officeooo:rsid="00282984"/>
    </style:style>
    <style:style style:name="T17" style:family="text">
      <style:text-properties officeooo:rsid="002f7604"/>
    </style:style>
    <style:style style:name="T18" style:family="text">
      <style:text-properties style:font-name="Liberation Serif" fo:font-size="13pt" officeooo:rsid="002f7604" style:font-size-asian="13pt" style:font-name-complex="Liberation Serif" style:font-size-complex="13pt"/>
    </style:style>
    <style:style style:name="T19" style:family="text">
      <style:text-properties style:font-name="Liberation Serif" fo:font-size="13pt" fo:font-weight="bold" officeooo:rsid="002f7604" style:font-size-asian="13pt" style:font-weight-asian="bold" style:font-name-complex="Liberation Serif" style:font-size-complex="13pt" style:font-weight-complex="bold"/>
    </style:style>
    <style:style style:name="T20" style:family="text">
      <style:text-properties fo:font-size="13pt" fo:font-weight="bold" officeooo:rsid="002f7604" style:font-size-asian="13pt" style:font-weight-asian="bold" style:font-size-complex="13pt" style:font-weight-complex="bold"/>
    </style:style>
    <style:style style:name="T21" style:family="text">
      <style:text-properties fo:font-size="13pt" officeooo:rsid="002f7604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8"><text:span text:style-name="T12">1.</text:span>Pre-Requisites-</text:p>
      <text:p text:style-name="P12"/>
      <text:p text:style-name="P13">To build HTS Voice you need to install following tools -</text:p>
      <text:p text:style-name="P13"/>
      <text:p text:style-name="P14">1. Festival – <text:s text:c="9"/><text:span text:style-name="T5">festival-2.4</text:span></text:p>
      <text:p text:style-name="P14">2. FestVox – <text:tab/><text:span text:style-name="T5">festvox-2.7.0</text:span></text:p>
      <text:p text:style-name="P14">3. HTK – <text:s text:c="5"/><text:tab/><text:span text:style-name="T4">HTK-3.4.1</text:span></text:p>
      <text:p text:style-name="P14">4. Speech-Tool – <text:s text:c="2"/><text:span text:style-name="T4">speech_tools-2.4</text:span></text:p>
      <text:p text:style-name="P14">5. SPTK – <text:s text:c="2"/><text:tab/> <text:s text:c="9"/><text:span text:style-name="T4">SPTK-3.9</text:span></text:p>
      <text:p text:style-name="P14">6. HTS Engine – <text:s/><text:span text:style-name="T4">hts_engine_API-1.10</text:span></text:p>
      <text:p text:style-name="P15">7. Perl Paralllel Fork manager – install this by perl</text:p>
      <text:p text:style-name="P15"/>
      <text:p text:style-name="P16">After installation create below environment variables:</text:p>
      <text:p text:style-name="P16"/>
      <text:p text:style-name="P16">$FESTDIR</text:p>
      <text:p text:style-name="P16">$FESTVOXDIR</text:p>
      <text:p text:style-name="P16">$ESTDIR</text:p>
      <text:p text:style-name="P16"/>
      <text:p text:style-name="P23"><text:span text:style-name="T9">Note1:</text:span> In file $FESTVOXDIR/src/unitsel/setup_clunits, comment the lines from 79 to 83 to avoid errors.</text:p>
      <text:p text:style-name="P16"/>
      <text:p text:style-name="P17"><text:span text:style-name="T9">Note</text:span><text:span text:style-name="T10">2</text:span><text:span text:style-name="T9">: </text:span>Detail installation and environment variable creation is mention in section 6</text:p>
      <text:p text:style-name="P15"/>
      <text:p text:style-name="P9"><text:span text:style-name="T12">2</text:span> How to use TBT Toolkit-</text:p>
      <text:p text:style-name="P18"><text:tab/>1.Download TBT Toolkit from link- <text:span text:style-name="T15">https://github.com/TTS-cdac-mumbai/TBT-Toolkit</text:span></text:p>
      <text:p text:style-name="P19"><text:tab/>2.Extract the zip file, Now you have TBT toolkit to use-</text:p>
      <text:p text:style-name="P19"><text:tab/>3. Put the 48K<text:span text:style-name="T15">H</text:span>z wave files in /input/wav_48KHz directory.</text:p>
      <text:p text:style-name="P19"><text:tab/>4. Put the corresponding text in file named txt.done.data</text:p>
      <text:p text:style-name="P2"><text:span text:style-name="T6"><text:tab/>5. </text:span><text:span text:style-name="T16">run makefile to build HTS Voice</text:span></text:p>
      <text:p text:style-name="P3"/>
      <text:p text:style-name="P4"><text:tab/><text:tab/>1. To build the voice in single step, <text:span text:style-name="T12">run below command:</text:span></text:p>
      <text:p text:style-name="P4"><text:tab/><text:tab/><text:tab/>make GENDER = “&lt;male/female&gt;” LNG= “&lt;language_name&gt;”</text:p>
      <text:p text:style-name="P5"><text:tab/><text:tab/>2. <text:s/>To build the voice Step by step <text:span text:style-name="T12">(Debugging Mode) run below command one by one</text:span></text:p>
      <text:p text:style-name="P4"><text:tab/><text:tab/><text:tab/>A. Phone_level and and Syllable Level Prompt Lab Generation and Syldict <text:tab/><text:tab/><text:tab/><text:tab/><text:tab/>Generation</text:p>
      <text:p text:style-name="P4"><text:tab/><text:tab/><text:tab/><text:tab/>make phone_syllable LNG=”&lt;language_name&gt;”</text:p>
      <text:p text:style-name="P4"><text:tab/><text:tab/><text:tab/><text:span text:style-name="T2">B. Silence detection-insertion and down-sampling of <text:s/>waves</text:span></text:p>
      <text:p text:style-name="P4"><text:tab/><text:tab/><text:tab/><text:tab/><text:span text:style-name="T2">make wave_processing</text:span></text:p>
      <text:p text:style-name="P4"><text:tab/><text:tab/><text:tab/><text:span text:style-name="T2">C. Wave to raw conversion </text:span></text:p>
      <text:p text:style-name="P4"><text:tab/><text:tab/><text:tab/><text:tab/><text:span text:style-name="T2">make wav2raw</text:span></text:p>
      <text:p text:style-name="P4"><text:tab/><text:tab/><text:tab/><text:span text:style-name="T2">D. f0 calculation to find minimum and maximum pitch value</text:span></text:p>
      <text:p text:style-name="P4"><text:span text:style-name="T2"><text:tab/><text:tab/><text:tab/><text:tab/>make f0_calculation GENDER=</text:span>“&lt;male/female&gt;”</text:p>
      <text:p text:style-name="P4"><text:soft-page-break/><text:tab/><text:tab/><text:tab/><text:span text:style-name="T3">E. Hybrid segmentation</text:span></text:p>
      <text:p text:style-name="P4"><text:tab/><text:tab/> <text:s text:c="22"/><text:span text:style-name="T3">make hybrid_segmentation GENDER=</text:span>“&lt;male/female&gt;” <text:tab/><text:tab/><text:tab/><text:tab/><text:tab/><text:tab/><text:tab/>LNG=“&lt;language_name&gt;”</text:p>
      <text:p text:style-name="P4"><text:tab/><text:tab/><text:tab/><text:span text:style-name="T3">F. Phone-level utterance file generation</text:span></text:p>
      <text:p text:style-name="P4"><text:tab/><text:tab/><text:tab/><text:tab/><text:span text:style-name="T3">make utt_generation LNG=</text:span>“&lt;language_name&gt;”</text:p>
      <text:p text:style-name="P4"><text:tab/><text:tab/><text:tab/><text:span text:style-name="T3">G. HTS Voice building</text:span></text:p>
      <text:p text:style-name="P4"><text:tab/><text:tab/><text:tab/><text:tab/><text:span text:style-name="T3">make build_htsvoice LNG=</text:span>“&lt;language_name&gt;”</text:p>
      <text:p text:style-name="P4"><text:tab/><text:tab/><text:tab/><text:span text:style-name="T3">H. HTS Voice testing</text:span></text:p>
      <text:p text:style-name="P20"><text:tab/><text:tab/><text:tab/><text:tab/><text:span text:style-name="T3">make test_htsvoice LNG=</text:span>“&lt;language_name&gt;”</text:p>
      <text:p text:style-name="P10"/>
      <text:p text:style-name="P10"/>
      <text:p text:style-name="P10"><text:span text:style-name="T12">3. </text:span>Directory Structure</text:p>
      <text:p text:style-name="P39">1. INPUT</text:p>
      <text:p text:style-name="P39"><text:tab/>1.1 wav files in /wav folder</text:p>
      <text:p text:style-name="P39"><text:tab/>1.2 txt.done.data</text:p>
      <text:p text:style-name="P39">2. OUTPUT</text:p>
      <text:p text:style-name="P39"><text:tab/>Generated Output .htsoice file</text:p>
      <text:p text:style-name="P39">3. Resources</text:p>
      <text:p text:style-name="P39"><text:tab/>3.1. COMMON</text:p>
      <text:p text:style-name="P39"><text:tab/><text:tab/>3.1.1 phoneme</text:p>
      <text:p text:style-name="P39"><text:tab/><text:tab/>3.1.2 syllable</text:p>
      <text:p text:style-name="P39"><text:tab/><text:tab/>3.1.3 Hybrid_seg</text:p>
      <text:p text:style-name="P39"><text:tab/><text:tab/>3.1.4 htsvoice</text:p>
      <text:p text:style-name="P39"><text:tab/>3.2. LANGUAGES</text:p>
      <text:p text:style-name="P39"><text:tab/><text:tab/>3.2.1 MARATHI<text:tab/></text:p>
      <text:p text:style-name="P39"><text:tab/><text:tab/><text:tab/>3.2.1.<text:span text:style-name="T2">1</text:span> phoneme</text:p>
      <text:p text:style-name="P39"><text:tab/><text:tab/><text:tab/>3.2.<text:span text:style-name="T2">1.2</text:span> syllable</text:p>
      <text:p text:style-name="P39"><text:tab/><text:tab/><text:tab/>3.2.<text:span text:style-name="T2">1.3</text:span> Hybrid_seg</text:p>
      <text:p text:style-name="P39"><text:tab/><text:tab/><text:tab/>3.2.<text:span text:style-name="T2">1.</text:span>4 htsvoice<text:tab/></text:p>
      <text:p text:style-name="P39">4. SCRIPTS</text:p>
      <text:p text:style-name="P39"><text:tab/><text:tab/>Contains all required main scripts.</text:p>
      <text:p text:style-name="P39">5. TEMP</text:p>
      <text:p text:style-name="P39"><text:tab/><text:tab/>5.1 phoneme</text:p>
      <text:p text:style-name="P39"><text:tab/><text:tab/>5.2 syllable</text:p>
      <text:p text:style-name="P39"><text:tab/><text:tab/>5.3 Hybrid_seg</text:p>
      <text:p text:style-name="P39"><text:tab/><text:tab/>5.4 htsvoice</text:p>
      <text:p text:style-name="P40"><text:tab/><text:tab/>The generated output by the respect<text:span text:style-name="T1">ive</text:span> task is stored into <text:span text:style-name="T3">its corresponding </text:span>directory.</text:p>
      <text:p text:style-name="P41">6. MAKEFILE</text:p>
      <text:p text:style-name="P41"/>
      <text:p text:style-name="P24">4. Format of txt.done.data</text:p>
      <text:p text:style-name="P26"/>
      <text:p text:style-name="P27"><text:tab/><text:span text:style-name="T14">( text0700<text:tab/>" <text:s/>मला वाटलं, की पाणी माझ्या हाता खाली, श्र्वास घेत होते. <text:s/>" ) </text:span></text:p>
      <text:p text:style-name="P27"><text:span text:style-name="T14"><text:tab/>( text0701<text:tab/>" <text:s/>मी माझे डोळे, घट्ट बंद केले. <text:s/>" )</text:span> </text:p>
      <text:p text:style-name="P26"/>
      <text:p text:style-name="P25"><text:soft-page-break/></text:p>
      <text:p text:style-name="P25"/>
      <text:p text:style-name="P25"/>
      <text:p text:style-name="P25"/>
      <text:p text:style-name="P25">5. <text:span text:style-name="T13">Package installation</text:span></text:p>
      <text:p text:style-name="P32"><text:span text:style-name="T12"><text:tab/></text:span></text:p>
      <text:p text:style-name="P11"><text:span text:style-name="T7">1. </text:span><text:span text:style-name="T6">speech tool</text:span></text:p>
      <text:p text:style-name="P6"/>
      <text:p text:style-name="P6">Extract speechtool </text:p>
      <text:p text:style-name="P6">$tar -xvzf speechtool&lt;version&gt;.tar.gz</text:p>
      <text:p text:style-name="P6"/>
      <text:p text:style-name="P6">Go to speechtool directory</text:p>
      <text:p text:style-name="P6">$cd speechtool</text:p>
      <text:p text:style-name="P6"/>
      <text:p text:style-name="P6">Run the following commands:-</text:p>
      <text:p text:style-name="P6">$./configure</text:p>
      <text:p text:style-name="P6">$make info</text:p>
      <text:p text:style-name="P6">$make</text:p>
      <text:p text:style-name="P6"/>
      <text:p text:style-name="P6">If you run these commands successfully then speechtool is installed in your system.</text:p>
      <text:p text:style-name="P6"/>
      <text:p text:style-name="P6">After installing speechtool create a environment variable as given:</text:p>
      <text:p text:style-name="P6">$export ESTDIR=`pwd`</text:p>
      <text:p text:style-name="P6"/>
      <text:p text:style-name="P6">Then go to the parent directory by</text:p>
      <text:p text:style-name="P28">$cd ..</text:p>
      <text:p text:style-name="P29"/>
      <text:p text:style-name="P31">2. <text:span text:style-name="T15">Festival</text:span></text:p>
      <text:p text:style-name="P31"/>
      <text:p text:style-name="P31">Extract festival</text:p>
      <text:p text:style-name="P6">$tar -xvzf festival&lt;version&gt;.tar.gz</text:p>
      <text:p text:style-name="P6"/>
      <text:p text:style-name="P6">Go to festival directory</text:p>
      <text:p text:style-name="P6">$cd festival</text:p>
      <text:p text:style-name="P6"/>
      <text:p text:style-name="P6">Run the following commands:-</text:p>
      <text:p text:style-name="P6">$./configure</text:p>
      <text:p text:style-name="P6">$make info</text:p>
      <text:p text:style-name="P6">$make</text:p>
      <text:p text:style-name="P6"/>
      <text:p text:style-name="P6">If you run these commands successfully then festival <text:s/>is installed in your system.</text:p>
      <text:p text:style-name="P6"/>
      <text:p text:style-name="P6">After installing festival create a environment variable as given:</text:p>
      <text:p text:style-name="P6">$export FESTDIR=`pwd`</text:p>
      <text:p text:style-name="P6"/>
      <text:p text:style-name="P6"><text:soft-page-break/>Then go to the parent directory by</text:p>
      <text:p text:style-name="P33">$cd ..</text:p>
      <text:p text:style-name="P34"><text:span text:style-name="T15">T</text:span>hen you have to add voices to let festival speak for you. For that you have to extarct the following files:- festlex.CMU.tar.gz , festlex.POSLEX.tar.gz and festvox.kallpcl6k.tar.gz by running the following commands</text:p>
      <text:p text:style-name="P21">$tar -xvzf festlex_CMU.tar.gz </text:p>
      <text:p text:style-name="P6"><text:span text:style-name="T8"><text:s/></text:span><text:span text:style-name="T6">$tar -xvzf festlex_POSLEX.tar.gz </text:span></text:p>
      <text:p text:style-name="P21">$tar -xvzf festvox_kallpcl6k.tar.gz</text:p>
      <text:p text:style-name="P21"/>
      <text:p text:style-name="P21"/>
      <text:p text:style-name="P21">Check weathere festival install properly or not by running this command:-</text:p>
      <text:p text:style-name="P21">$festival/bin/festival</text:p>
      <text:p text:style-name="P21">The festival prompt will appear like this </text:p>
      <text:p text:style-name="P21">$festival&gt;</text:p>
      <text:p text:style-name="P21">$festival&gt;(SayText “Hello World”)</text:p>
      <text:p text:style-name="P21"/>
      <text:p text:style-name="P21">You should listen Hello World.</text:p>
      <text:p text:style-name="P21"/>
      <text:p text:style-name="P21">If some error regarding dsp just check wheathere other applications are using dsp. Close that application and again run SayText...</text:p>
      <text:p text:style-name="P21"/>
      <text:p text:style-name="P21">Then creat<text:span text:style-name="T15">e</text:span> a symbolic link with festival to /usr/bin/festival by this command:-</text:p>
      <text:p text:style-name="P21">$sudo ln -s /home/kousik/festival/bin/festival /usr/bin/festival</text:p>
      <text:p text:style-name="P33"/>
      <text:p text:style-name="P36">4. <text:span text:style-name="T15">Festvox</text:span></text:p>
      <text:p text:style-name="P36"/>
      <text:p text:style-name="P36">Extract <text:span text:style-name="T9"><text:s text:c="2"/></text:span>Festvox</text:p>
      <text:p text:style-name="P7">$tar -xvzf f<text:span text:style-name="T6">estvox</text:span>l&lt;version&gt;.tar.gz</text:p>
      <text:p text:style-name="P7"/>
      <text:p text:style-name="P7">Go to f<text:span text:style-name="T6">estvox</text:span> directory</text:p>
      <text:p text:style-name="P7">$cd f<text:span text:style-name="T6">estvox</text:span></text:p>
      <text:p text:style-name="P7"/>
      <text:p text:style-name="P7">Run the following commands:-</text:p>
      <text:p text:style-name="P7">$./configure</text:p>
      <text:p text:style-name="P7">$make info</text:p>
      <text:p text:style-name="P7">$make</text:p>
      <text:p text:style-name="P7"/>
      <text:p text:style-name="P7">If you run these commands successfully then f<text:span text:style-name="T6">estvox</text:span> is installed in your system.</text:p>
      <text:p text:style-name="P7"/>
      <text:p text:style-name="P7">After installing f<text:span text:style-name="T6">estvox</text:span> create a environment variable as given:</text:p>
      <text:p text:style-name="P7">$export FESTVOXDIR=`pwd`</text:p>
      <text:p text:style-name="P7"/>
      <text:p text:style-name="P7">Then go to the parent directory by</text:p>
      <text:p text:style-name="P22">$cd ..</text:p>
      <text:p text:style-name="P22"/>
      <text:p text:style-name="P22"><text:soft-page-break/>Once you install all three tools into your system add all the path of the tools to environment variable by adding path to ~/.bash_profile <text:s/>or /etc/bash.bashrc file like this:-</text:p>
      <text:p text:style-name="P22">export ESTDIR=&lt;path_of_the_speech_tool&gt;</text:p>
      <text:p text:style-name="P22">export FESTDIR=&lt;path_of_the_festival&gt;</text:p>
      <text:p text:style-name="P22">export FESTVOXDIR=&lt;path_of_the_festvox&gt;</text:p>
      <text:p text:style-name="P22"/>
      <text:p text:style-name="P22">e.g.:</text:p>
      <text:p text:style-name="P22">export ESTDIR=/home/tts/tts/speech_tools </text:p>
      <text:p text:style-name="P22">export FESTDIR=/home/tts/tts/festival </text:p>
      <text:p text:style-name="P22">export FESTVOXDIR=/home/tts/tts/festvox</text:p>
      <text:p text:style-name="P22">Then save and close the file. </text:p>
      <text:p text:style-name="P22">To reflect the changes run the following commands:-</text:p>
      <text:p text:style-name="P22">$source ~/.bash_profile</text:p>
      <text:p text:style-name="P22">or</text:p>
      <text:p text:style-name="P22">source /etc/bash.bashrc</text:p>
      <text:p text:style-name="P35"/>
      <text:p text:style-name="P37">4.Installing HMM-toolkit (HTK)</text:p>
      <text:p text:style-name="P37"><text:tab/></text:p>
      <text:p text:style-name="P37">tar xvfz ../files_for_synthesis/HTK-3.4.1.tar.gz </text:p>
      <text:p text:style-name="P37">cd htk </text:p>
      <text:p text:style-name="P37">cp ../../files_for_synthesis/HTS-2.2_for_HTK-3.4.1.tar.bz2/ . </text:p>
      <text:p text:style-name="P37">tar -xjf HTS-2.2_for_HTK-3.4.1.tar.bz2 </text:p>
      <text:p text:style-name="P37">cd .. </text:p>
      <text:p text:style-name="P37">tar xvfz ../files_for_synthesis/Hdecode-3.4.1.tar.gz</text:p>
      <text:p text:style-name="P37"/>
      <text:p text:style-name="P37">cd htk </text:p>
      <text:p text:style-name="P37">Perform the following step to include a patch file for HTS. </text:p>
      <text:p text:style-name="P37">patch -p1 -d . &lt; HTS-2.2_for_HTK-3.4.1.patch </text:p>
      <text:p text:style-name="P37"/>
      <text:p text:style-name="P37">Set up HTK as follows. The executables, such as HCopy, HList, HInit, etc., will be compiled in </text:p>
      <text:p text:style-name="P37">/usr/local/HTS-2.2beta/bin. </text:p>
      <text:p text:style-name="P37">./configure</text:p>
      <text:p text:style-name="P37"/>
      <text:p text:style-name="P37">make </text:p>
      <text:p text:style-name="P37">sudo make install </text:p>
      <text:p text:style-name="P37">sudo make hlmtools install-hlmtools </text:p>
      <text:p text:style-name="P37">sudo make hdecode install-hdecode</text:p>
      <text:p text:style-name="P37"/>
      <text:p text:style-name="P37">6. Installing HTS Engine</text:p>
      <text:p text:style-name="P37"/>
      <text:p text:style-name="P37">cd .. </text:p>
      <text:p text:style-name="P37">tar xvfz ../files_for_synthesis/hts_engine_API-1.06.tar.gz</text:p>
      <text:p text:style-name="P37"/>
      <text:p text:style-name="P37">cd hts_engine_API-1.06 </text:p>
      <text:p text:style-name="P37">./configure </text:p>
      <text:p text:style-name="P37"><text:soft-page-break/>make </text:p>
      <text:p text:style-name="P37">sudo make install</text:p>
      <text:p text:style-name="P37"/>
      <text:p text:style-name="P38">7. Installing SPTK</text:p>
      <text:p text:style-name="P38"/>
      <text:p text:style-name="P38">cd .. </text:p>
      <text:p text:style-name="P38">tar xvfz ../files_for_synthesis/SPTK-3.5.tar.gz </text:p>
      <text:p text:style-name="P38">cd SPTK </text:p>
      <text:p text:style-name="P38">./configure</text:p>
      <text:p text:style-name="P38">make </text:p>
      <text:p text:style-name="P38">sudo make install</text:p>
      <text:p text:style-name="P37"/>
      <text:p text:style-name="P37"/>
      <text:p text:style-name="P30"/>
      <text:p text:style-name="P29"><text:span text:style-name="T13">6.</text:span> Trouble Shooting</text:p>
      <text:p text:style-name="P42"/>
      <text:p text:style-name="P45"><text:span text:style-name="T11">Error:</text:span><text:span text:style-name="T17"> </text:span><text:bookmark text:name=":7r.co"/>Error in /usr/local/bin/raw2wav -s 48 -d </text:p>
      <text:p text:style-name="P43"/>
      <text:p text:style-name="P46">Solution: </text:p>
      <text:p text:style-name="P44">Go to HTS-demo_CMU-ARCTIC-SLT/scripts/config.pm, at line number 253, replace ‘/usr/local/bin/raw2wav’ by ‘/usr/local/bin/raw2towav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0:33:04.063559947</meta:creation-date>
    <dc:date>2017-04-11T17:41:32.673518101</dc:date>
    <meta:editing-duration>PT3H19M16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6" meta:paragraph-count="176" meta:word-count="788" meta:character-count="5965" meta:non-whitespace-character-count="5122"/>
  </office:meta>
</office:document-meta>
</file>